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2"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3"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4"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5"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6" style:parent-style-name="Normal" style:family="paragraph">
      <style:paragraph-properties fo:margin-bottom="0.1666in"/>
      <style:text-properties style:font-name="Arial" style:font-name-complex="Arial" fo:font-weight="bold" style:font-weight-asian="bold" style:font-weight-complex="bold" style:text-position="super 63.8%" fo:font-size="18pt" style:font-size-asian="18pt" style:font-size-complex="18pt"/>
    </style:style>
    <style:style style:name="P7"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8"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9"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0"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1"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2"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3" style:parent-style-name="ListParagraph" style:list-style-name="LFO2"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4"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5" style:parent-style-name="Normal" style:family="paragraph">
      <style:paragraph-properties fo:margin-bottom="0.1666in"/>
      <style:text-properties style:font-name="Arial" style:font-name-complex="Arial" fo:font-weight="bold" style:font-weight-asian="bold" style:font-weight-complex="bold" style:text-position="super 63.8%" fo:font-size="18pt" style:font-size-asian="18pt" style:font-size-complex="18pt"/>
    </style:style>
    <style:style style:name="P16"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7" style:parent-style-name="Normal" style:family="paragraph">
      <style:paragraph-properties fo:margin-bottom="0.1666in" fo:text-indent="0.5in"/>
      <style:text-properties style:font-name="Arial" style:font-name-complex="Arial" style:text-position="super 66.6%" fo:font-size="12pt" style:font-size-asian="12pt" style:font-size-complex="12pt"/>
    </style:style>
    <style:style style:name="P18"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9" style:parent-style-name="Normal" style:family="paragraph">
      <style:paragraph-properties fo:margin-bottom="0.1666in"/>
    </style:style>
    <style:style style:name="T20"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T21" style:parent-style-name="DefaultParagraphFont" style:family="text">
      <style:text-properties style:font-name="Arial" style:font-name-complex="Arial" fo:font-weight="bold" style:font-weight-asian="bold" style:font-weight-complex="bold" style:text-position="super 65%" fo:font-size="20pt" style:font-size-asian="20pt" style:font-size-complex="20pt"/>
    </style:style>
    <style:style style:name="T22"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P23"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4"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5"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6" style:parent-style-name="Normal"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27"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T28" style:parent-style-name="DefaultParagraphFont" style:family="text">
      <style:text-properties style:text-position="super 63.6%"/>
    </style:style>
  </office:automatic-styles>
  <office:body>
    <office:text text:use-soft-page-breaks="true">
      <text:p text:style-name="P1">Software Engineering Assignment 3</text:p>
      <text:p text:style-name="P2">Software Engineer/Programmer Who Inspires Me</text:p>
      <text:p text:style-name="P3">Matthew Flynn<text:s/></text:p>
      <text:p text:style-name="P4">Student No: 17327199</text:p>
      <text:p text:style-name="P5">For this essay about an influential<text:s/>software engineer whom inspires me I have chosen the co-founder of Apple,<text:s/>Steve Wozniak. Wozniak is a<text:s/>pioneer in the software field, helping to create the first personal computer<text:s/>and co-founded one of the tech giants. He is an inspiration to software engineers everywhere due to his endless passion for the field and his refusal to accept anything but the best from himself.</text:p>
      <text:p text:style-name="P6">Biography:</text:p>
      <text:list text:style-name="LFO1" text:continue-numbering="true">
        <text:list-item>
          <text:p text:style-name="P7">Early life</text:p>
        </text:list-item>
      </text:list>
      <text:p text:style-name="P8">Steve Wozniak was born on 11th of August 1950 in San Jose California. Steve was an avid reader in his early years and developed a keen interest in electronics, following in the footsteps of his father who was a electrical engineer in the nearby Lockheed aerospace plant. His father was his mentor for most of his early childhood. Inspired by the sci-fi books that he loved, Steve at the age of 11 put together his<text:s/>own ham radio but quickly grew bored of it. Steve’s passion was building not using his devices. He entered a Science Fair with a computer using IO Transistor Logic that could play tic-tac-toe. Without much social success in school, he spent his evenings in<text:s/>the electronical engineering room and preformed many pranks on his school using the electrical system. On one instance causing the bells to ring at the incorrect times and another causing a teacher’s projector to flash as if they were broken. <text:s text:c="4"/></text:p>
      <text:list text:style-name="LFO1" text:continue-numbering="true">
        <text:list-item>
          <text:p text:style-name="P9">Pre-apple</text:p>
        </text:list-item>
      </text:list>
      <text:p text:style-name="P10">After a few false starts at college he eventually enrolled at UC Berkley when he developed a device that allowed a person to make free calls anywhere in the world, building off the previous work of John Draper who’s hacking name was Captain Crunch. This<text:s/>device was the first one he showed to a friend from the neighbour he grew up with, Steve Jobs. Jobs wanted to sell the device however after Draper was sent to jail for the invention of the device the two’s prospective business venture was cut short. Both men quickly dropped out of college and began working. Jobs in Atari and Wozniak in Hewlett Packard. Jobs and Wozniak eventually developed a game with so little time and resources that people thought was impossible.<text:s/>However,<text:s/>once it was done<text:s/>Jobs got a massive bonus which he shared a fraction with<text:s/>Woznick.<text:s/>This project was very important as it showed how to do very complicated things on fewer chips. This<text:s/>led<text:s/>to him tinkering with<text:s/>the idea of<text:s/>making computers more efficient<text:s/>and started spending his<text:s/>evenings working on the idea,<text:s/>purely as in intellectual exercise.<text:s/>However,<text:s/>upon going to a local electronics club with a few friends he realised that he had<text:s/>been<text:s/>solving a problem that was stumping engineers.<text:s/>This<text:s/>computer club<text:s/>eventually<text:s/>led<text:s/>him to<text:s/>be<text:s/>the first to be<text:s/>able to connect computers to a tv, to start using a keyboard and developing the basic language to control computers. He also developed a computer board that was much smaller than the boards that were being used. Steve jobs was invited to these meetings where he suggested to Wozniak that they sell the boards. After a little trouble deciding on the<text:s/>name,<text:s/>they eventually started selling the board to their computer friends calling it the Apple 1.</text:p>
      <text:p text:style-name="P11"><text:s text:c="3"/></text:p>
      <text:p text:style-name="P12"/>
      <text:soft-page-break/>
      <text:list text:style-name="LFO2" text:continue-numbering="true">
        <text:list-item>
          <text:p text:style-name="P13">Apple and beyond</text:p>
        </text:list-item>
      </text:list>
      <text:p text:style-name="P14">Wozniak<text:s/>quickly built<text:s/>up the Apple 2, which had graphics, colour and most surprisingly far fewer chips. This was the first computer that properly used a coding language and could be just turned on and started. This product was the first to be seriously invested in and at the 1977 west<text:s/>coast<text:s/>computer fair the<text:s/>Apple 2 was released to the general public. It was a monster success. Apple soon went public with Wozniak letting some of his ample shares go to many of the engineers under him, creating the Woz plan. Apple’s initial public offer was the largest in wall street history.<text:s/>Wozniak spent a few years in Apple working on expanding the Apple 2. He was often the first in in the morning and the last to leave.<text:s text:c="2"/>After a plane accident that left him<text:s/>severely<text:s/>injured Wozniak was no longer on top. He had significant brain damage and was never<text:s/>quite<text:s/>the same. His presence at the company became more of a moral boost and he wasn’t<text:s/>working at the front of things<text:s/>anymore. Frustrated Wozniak took a leave of absence and would never hold the same authority at apple again. After leaving he went back to college and became heavily involved in rock music. After gaining his degree and finishing up in music Wozniak returned to apple however after being exposed to a lot of infighting within the company Wozniak became disillusioned and quit. He tried to start a new<text:s/>company,<text:s/>but it flopped because Wozniak had lost a lot of his passion. After assisting in a rock concert that toured the Soviet Union, Wozniak decided that he would try and help world peace. He started funding companies to help ease tension between the US and Soviet Union. <text:s/>Wozniak has spent his years up to present teaching children about computers and donating and assisting with children’s charities.</text:p>
      <text:p text:style-name="P15">Wozniak’s influence and effect on the world of Software Engineering:</text:p>
      <text:p text:style-name="P16">Although not the first software engineer, Wozniak is one of the most influential. He<text:s/>is credited with creating the first personal<text:s/>computer, the Apple 2. This completely revolutionized the computer industry and is arguably the main reason Computers are so widely used both commercially and personally. He managed to start the trend of reducing the size of CPUs and computer boards without sacrificing computing power.<text:s/>The apple 2, used graphics, colour, a keyboard, screen and a programming language. He therefore can be said to have created the modern image of what a computer is and set many of the standards for a computer.<text:s/></text:p>
      <text:p text:style-name="P17">The creation of the Apple 2 <text:s/></text:p>
      <text:p text:style-name="P18"><text:tab/><text:s/><text:s/></text:p>
      <text:p text:style-name="P19"><text:span text:style-name="T20">Why Wozniak personally</text:span><text:span text:style-name="T21"><text:s/></text:span><text:span text:style-name="T22">inspires me.</text:span></text:p>
      <text:p text:style-name="P23">The most inspiring thing to me about Steve Wozniak is his passion. Most of his success comes from pursuing what he is passionate about and doing<text:s/>what he finds interesting. When working at apple he would always be the last to leave the office often working extremely late into the night and early morning. But it wasn’t just a dedication to his work but also a personal striving to beat himself. In a 2009 Bio Channel documentary, “Steve Wozniak”, Wozniak says he used to play a game with himself. “I’m playing against Steve Wozniak at his best and I’ve got to outdo him”. This personal drive led him to demanding only the best from himself. In a now famous<text:s/>example of his obsession with getting the absolute best, Wozniak when designing the apple 1 worked for weeks until 4 in the morning until finally when he had everything built he realised that he had to drill 8 holes in the board before promptly realizing<text:s/>that if he had designed the board a little differently he would have only need to drill 5 holes. So,<text:s/>like any mad genius he completely disassembled the board and built it again, staying up until 4 in the morning for another couple of weeks, before completing the board with now only 5 holes.<text:s/></text:p>
      <text:p text:style-name="P24"><text:tab/>This obsession with building and creating the absolute best thing he could characterises Wozniak’s entire life but it always seems to stem from a genuine interest in what he is doing and the things he does have great personal importance to him. He funded 2 rock festivals, donated to dozens<text:s/>of charities and worked as an elementary school teacher<text:s/>mainly because all of them had a deep personal connection to him. He dives head-first into something he is passionate about and gives it<text:s/>110% and that is something that is personally very challenging. I have a very hard time caring about different things and quickly grow<text:s/><text:soft-page-break/>bored with things.<text:s/>Personally,<text:s/>I am struggling with self-confidence issues as well and often won’t try things using<text:s/>excuses such as, “I’m<text:s/>not smart enough or don’t have the expertise to do that” as an excuse to not give things 100%. Wozniak is someone who overcame personal insecurities by simply pursuing what he was passionate about and perusing them until his interest was satisfied. This guy built a radio at 11, got a license to use it then grew bored and moved on almost immediately. He’s a genius but he is a driven genius, not afraid to try things himself and see what he can contribute.<text:s/></text:p>
      <text:p text:style-name="P25"><text:tab/>However I think the most admiral thing about Steve Wozniak is his apparent enjoyment in doing things for the sake of doing things. Throughout the projects where he found the most success, it is clear that he is doing it because he loves doing it. He helped Jobs create<text:s/>an<text:s/>Atari game<text:s/>in an impossible length of time with impossibly low resources<text:s/>for fun.<text:s/>Jobs got the bonus and only gave a fraction to Wozniak, but Wozniak was more interested in what they had discovered. This fascination lead to the apple 1 and the passion for that led to the apple 2. After he returned to the company after his accident, he<text:s/>was horrified that apple wasn’t doing anything different with the apple 2 and were focused on other problems.<text:s/>He<text:s/>quit<text:s/>5 years after he co-founded the company<text:s/>due to this disillusionment<text:s/>. He hacked his school because he thought it was funny, he upgraded the blue box<text:s/>because he was interested in it and he created a logic computer for a science fair because he loved electronics. Wozniak is a man driven by his love for what he does and he doesn’t seem to do anything unless he loves doing it, regardless of how much money<text:s/>he made. He strikes me as the kind of person that would still be tinkering with computers to this day even if he had never made any money off it. That is something that I find truly inspiring.</text:p>
      <text:p text:style-name="P26">Conclusion:</text:p>
      <text:p text:style-name="P27">If there was one word to describe Steve<text:s/>Wozniak it would be passionate. The most inspiring thing about him is the passion that lies at the very core of all he does. From a young age he was building and tinkering. It started with toys in cereal boxes, with the help of his father this became building radios and small computers to eventually creating the product that would create the largest company in the world. However while he did great things I think the last few years of his life really show why this is a man that I am so inspired by. He left jobs after job as soon as he lost his love for it, not caring about the money he would make or lose and always giving everything he has to any project he takes on. Up until recently he was an elementary school teacher trying to ignite the same passion into<text:s/>the next great inventor. The same fire that burned with him throughout his life. That fire, that madness that has lead him to such success is the greatest gift he has given the world of computing and it is something I try to find in myself every time I work on a project of my own.</text:p>
      <text:p text:style-name="Normal"><text:span text:style-name="T2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meta:initial-creator>
    <dc:creator> </dc:creator>
    <meta:creation-date>2019-10-08T14:45:00Z</meta:creation-date>
    <dc:date>2019-10-16T12:14:00Z</dc:date>
    <meta:template xlink:href="Normal" xlink:type="simple"/>
    <meta:editing-cycles>8</meta:editing-cycles>
    <meta:editing-duration>PT92700S</meta:editing-duration>
    <meta:document-statistic meta:page-count="3" meta:paragraph-count="21" meta:word-count="1583" meta:character-count="10589" meta:row-count="75" meta:non-whitespace-character-count="9027"/>
  </office:meta>
</office:document-meta>
</file>